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ff0000"/>
    </style: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2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8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1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6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7:36:01.84691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25T19:17:35.809623800</dc:date>
    <meta:editing-duration>P4DT15H27M2S</meta:editing-duration>
    <meta:editing-cycles>42</meta:editing-cycles>
    <meta:generator>LibreOffice/25.8.4.2$Windows_X86_64 LibreOffice_project/290daaa01b999472f0c7a3890eb6a550fd74c6df</meta:generator>
    <meta:document-statistic meta:table-count="1" meta:cell-count="312" meta:object-count="0"/>
  </office:meta>
</office:document-meta>
</file>